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CenturySchlbk-Roman" svg:font-family="NewCenturySchlbk-Roman" style:font-family-generic="roman" style:font-pitch="variable"/>
  </office:font-face-decls>
  <office:automatic-styles>
    <style:style style:name="P1" style:family="paragraph" style:parent-style-name="Standard">
      <style:text-properties officeooo:rsid="000d1838" officeooo:paragraph-rsid="000d1838"/>
    </style:style>
    <style:style style:name="P2" style:family="paragraph" style:parent-style-name="Standard">
      <style:text-properties officeooo:rsid="000e4ead" officeooo:paragraph-rsid="000e4ead"/>
    </style:style>
    <style:style style:name="P3" style:family="paragraph" style:parent-style-name="Standard">
      <style:text-properties officeooo:rsid="000f503c" officeooo:paragraph-rsid="000f503c"/>
    </style:style>
    <style:style style:name="P4" style:family="paragraph" style:parent-style-name="Standard">
      <style:text-properties officeooo:rsid="000fc71b" officeooo:paragraph-rsid="000fc71b"/>
    </style:style>
    <style:style style:name="P5" style:family="paragraph" style:parent-style-name="Standard">
      <style:text-properties officeooo:rsid="00123fc7" officeooo:paragraph-rsid="00123fc7"/>
    </style:style>
    <style:style style:name="P6" style:family="paragraph" style:parent-style-name="Standard">
      <style:text-properties officeooo:paragraph-rsid="00123fc7"/>
    </style:style>
    <style:style style:name="P7" style:family="paragraph" style:parent-style-name="Standard">
      <style:text-properties officeooo:rsid="0013ab91" officeooo:paragraph-rsid="0013ab91"/>
    </style:style>
    <style:style style:name="P8" style:family="paragraph" style:parent-style-name="Standard">
      <style:text-properties officeooo:rsid="0015973b" officeooo:paragraph-rsid="0015973b"/>
    </style:style>
    <style:style style:name="T1" style:family="text">
      <style:text-properties officeooo:rsid="000e4ead"/>
    </style:style>
    <style:style style:name="T2" style:family="text">
      <style:text-properties officeooo:rsid="000f50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3fc7" style:font-weight-asian="normal" style:font-weight-complex="normal"/>
    </style:style>
    <style:style style:name="T6" style:family="text">
      <style:text-properties fo:font-style="italic" fo:font-weight="bold" officeooo:rsid="00123fc7"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23fc7" style:font-style-asian="normal" style:font-weight-asian="normal" style:font-style-complex="normal" style:font-weight-complex="normal"/>
    </style:style>
    <style:style style:name="T1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rogramación de procesos</text:p>
      <text:p text:style-name="P1">1.1 Conceptos básicos</text:p>
      <text:p text:style-name="P1"/>
      <text:p text:style-name="P1"><text:tab/>Programa: es toda la información almacenada en disco de una aplicación que resuelve una necesidad concreta al usuario </text:p>
      <text:p text:style-name="P1"/>
      <text:p text:style-name="P1"><text:tab/>Proceso: cuando el programa se ejecuta, de manera simplificada seria un proceso. Simplificado seria que un proceso seria un programa en ejecución. <text:span text:style-name="T2">Dos procesos pueden coexistir. </text:span>Este concepto se incluye todo lo necesario para la ejecución e incluye 3 cosas:</text:p>
      <text:p text:style-name="P1"><text:tab/><text:tab/>-Un contador del programa que indique por donde se esta ejecutando.</text:p>
      <text:p text:style-name="P1"><text:tab/><text:tab/>-Una imagen de memoria: Es el espacio del proceso que se esta utilizando</text:p>
      <text:p text:style-name="P1"><text:tab/><text:tab/>-Estado del procesador: se define como el valor de los registros del procesador sobre los cuales se esta ejecutando.</text:p>
      <text:p text:style-name="P3"/>
      <text:p text:style-name="P1"/>
      <text:p text:style-name="P1"><text:tab/>Ejecutable: un fichero ejecutable (.exe) contiene la información necesaria para crear un proceso a partir de los datos almacenados en un programa. <text:span text:style-name="T1">Podríamos decir que un ejecutable es el fichero que permite poner al programa en ejecución como proceso.</text:span></text:p>
      <text:p text:style-name="P1"/>
      <text:p text:style-name="P1"><text:tab/><text:span text:style-name="T1">Sistema operativo: es el programa que hace de intermediario entre el user y las aplicaciones que utiliza y el hardware del ordenador. Objetivos principales del SO.</text:span></text:p>
      <text:p text:style-name="P2"><text:tab/><text:tab/>-Ejecutar los programas del usuario</text:p>
      <text:p text:style-name="P2"><text:tab/><text:tab/>-Hacer que el PC sea mas cómodo de usar.</text:p>
      <text:p text:style-name="P2"><text:tab/><text:tab/>-Es el que utiliza los recursos del computador de forma eficiente.</text:p>
      <text:p text:style-name="P2"/>
      <text:p text:style-name="P2"><text:tab/>Demonio: proceso no interactivo que esta ejecutándose continuamente en segundo plano. Suelen proporcionar un servicio básico para el resto de procesos. Esta controlado por el SO.</text:p>
      <text:p text:style-name="P2"/>
      <text:p text:style-name="P3">1.2 Programación concurrente</text:p>
      <text:p text:style-name="P3"/>
      <text:p text:style-name="P3">La computación concurrente es la que permite la posibilidad de tener en ejecución al mismo tiempo múltiples tareas interactivas. Se podría decir que permite hacer varias cosas al mismo tiempo.</text:p>
      <text:p text:style-name="P3"><text:tab/>Ejemplo: Escuchar música y ver la pantalla y ver la pantalla al mismo tiempo.</text:p>
      <text:p text:style-name="P3">De todo esto se encarga el SO ya que va cambiando el proceso de ejecución en un periodo muy corto de tiempo, haciéndole creer al usuario que se están ejecutando varios programas al mismo tiempo.</text:p>
      <text:p text:style-name="P3"/>
      <text:p text:style-name="P3">Varios núcleos dentro de un procesador es comúnmente conocido como multi-tarea, es lo que se conoce como que cada núcleo del procesador este ejecutando una instrucción diferente al mismo tiempo. En este caso no es el sistema operativo el que se encarga de planificar los procesos si no que es tarea del procesador. Cuando utilizamos los núcleos de forma coordinada se conoce por <text:span text:style-name="T3">programación paralela. </text:span></text:p>
      <text:p text:style-name="P3"><text:span text:style-name="T4"/></text:p>
      <text:p text:style-name="P3"><text:span text:style-name="T4">La programación paralela permite mejorar el rendimiento de un programa, ya que se ejecuta de manera paralela en diferentes núcleos ya que permite que se ejecuten varias instrucciones a la vez.</text:span></text:p>
      <text:p text:style-name="P3"><text:span text:style-name="T4"/></text:p>
      <text:p text:style-name="P4"><text:span text:style-name="T4">La programación paralela es similar a la distribuida pero tiene la diferencia en que la distribuida se produce cuando los ordenadores están distribuidos en red.</text:span></text:p>
      <text:p text:style-name="P4"><text:span text:style-name="T4"/></text:p>
      <text:p text:style-name="P4"><text:span text:style-name="T4"/></text:p>
      <text:p text:style-name="P4"><text:span text:style-name="T4"/></text:p>
      <text:p text:style-name="P4"><text:span text:style-name="T4"/></text:p>
      <text:p text:style-name="P5"><text:soft-page-break/><text:span text:style-name="T4">1.3 Funcionamiento básico del sistema operativo</text:span></text:p>
      <text:p text:style-name="P5"><text:span text:style-name="T4"/></text:p>
      <text:p text:style-name="P6"><text:span text:style-name="T5">La parte central realiza la funcionalidad básica del sistema operativo se denomina </text:span><text:span text:style-name="T6">kernel</text:span><text:span text:style-name="T9">. Es una parte software peque</text:span><text:span text:style-name="T10">ñ</text:span><text:span text:style-name="T9">a del sistema operativo. Al resto del sistema se le llama programas del sistema. El kernel es el encargado de gestionar los recursos del ordenador, permitiendo su uso a través de llamadas al sistema.</text:span></text:p>
      <text:p text:style-name="P6"><text:span text:style-name="T9"/></text:p>
      <text:p text:style-name="P5"><text:span text:style-name="T8">El kernel funciona en base a interrupciones. </text:span></text:p>
      <text:p text:style-name="P7"><text:span text:style-name="T8">Una interrupción es una suspensión temporal de la ejecución de un proceso. La rutina que trata la interrupción es independiente al sistema operativo.</text:span></text:p>
      <text:p text:style-name="P7"><text:span text:style-name="T8"/></text:p>
      <text:p text:style-name="P7"><text:span text:style-name="T8">Las llamadas al sistema son <text:s/>la interfaz que proporciona el </text:span><text:span text:style-name="T7">kernel</text:span><text:span text:style-name="T8"> para que los programas de usuario puedan hacer uso de forma segura de determinadas partes del sistema.</text:span></text:p>
      <text:p text:style-name="P7"><text:span text:style-name="T8"/></text:p>
      <text:p text:style-name="P7"><text:span text:style-name="T8">El modo dual es una característica de hardware que permite al sistema operativo protegerse. El procesador tiene dos modos de funcionamiento indicados mediante un bit.</text:span></text:p>
      <text:p text:style-name="P7"><text:span text:style-name="T8"/></text:p>
      <text:p text:style-name="P7"><text:span text:style-name="T8"><text:tab/>-Modo user (1) Utilización de programas de usuario.</text:span></text:p>
      <text:p text:style-name="P7"><text:span text:style-name="T8"><text:tab/>-Modo </text:span><text:span text:style-name="T7">kernel</text:span><text:span text:style-name="T8"> (0) también llamado modo supervisor. Las instrucciones del procesador mas delicadas solo se pueden ejecutar si el procesador esta en modo kernel.</text:span></text:p>
      <text:p text:style-name="P7"><text:span text:style-name="T8"/></text:p>
      <text:p text:style-name="P7"><text:span text:style-name="T8">1.4 Procesos</text:span></text:p>
      <text:p text:style-name="P7"><text:span text:style-name="T8"/></text:p>
      <text:p text:style-name="P7"><text:span text:style-name="T8"><text:tab/>Los procesos para alargar su ciclo de vida pueden cambiar de estado, es decir que a medida que se ejecuta un proceso, dicho proceso pasara por varios estados.</text:span></text:p>
      <text:p text:style-name="P7"><text:span text:style-name="T8"/></text:p>
      <text:p text:style-name="P7"><text:span text:style-name="T8">1.4.1 Estado de un proceso</text:span></text:p>
      <text:p text:style-name="P7"><text:span text:style-name="T8"/></text:p>
      <text:p text:style-name="P7"><text:span text:style-name="T8"><text:tab/><text:tab/>-Nuevo: El proceso esta siendo creado a partir del fichero ejecutable.</text:span></text:p>
      <text:p text:style-name="P7"><text:span text:style-name="T8"><text:tab/><text:tab/></text:span></text:p>
      <text:p text:style-name="P7"><text:span text:style-name="T8"><text:tab/><text:tab/>-Listo: El proceso no esta en ejecución pero esta preparado para hacerlo.</text:span></text:p>
      <text:p text:style-name="P8"><text:span text:style-name="T8"/></text:p>
      <text:p text:style-name="P8"><text:span text:style-name="T8"><text:tab/><text:tab/>-En ejecución: el proceso se esta ejecutando. El sistema operativo utiliza el sistema de interrupciones para controlar su ejecución.</text:span></text:p>
      <text:p text:style-name="P7"><text:span text:style-name="T8"/></text:p>
      <text:p text:style-name="P7"><text:span text:style-name="T8"><text:tab/><text:tab/>-Bloqueado: El proceso esta bloqueado esperando a que ocurra algún suceso, cuando ocurre el evento se desbloquea y el proceso pasa directamente a ejecución.</text:span></text:p>
      <text:p text:style-name="P7"><text:span text:style-name="T8"/></text:p>
      <text:p text:style-name="P7"><text:span text:style-name="T8"><text:tab/><text:tab/>-Terminado: El proceso a finalizado su ejecución y libera su imagen de memoria. Para terminar el proceso el mismo debe llamar al sistema para indicarse lo o si no el sistema finaliza el proceso mediante una excepción.</text:span></text:p>
      <text:p text:style-name="P7"><text:span text:style-name="T8"/></text:p>
      <text:p text:style-name="P8"><text:span text:style-name="T8">1.4.2 Colas de procesos</text:span></text:p>
      <text:p text:style-name="P8"><text:span text:style-name="T8"/></text:p>
      <text:p text:style-name="P8"><text:span text:style-name="T8">En la multiprogramacion hay distintos tipos de colas de procesos.</text:span></text:p>
      <text:p text:style-name="P8"><text:span text:style-name="T8"><text:tab/><text:tab/></text:span></text:p>
      <text:p text:style-name="P8"><text:span text:style-name="T8"><text:tab/>-Una cola de procesos que contiene todos los procesos del sistema</text:span></text:p>
      <text:p text:style-name="P8"><text:span text:style-name="T8"><text:tab/>-Una cola de procesos preparados que contiene todos los procesos listos esperando para ejecutarse.</text:span></text:p>
      <text:p text:style-name="P8"><text:span text:style-name="T8"><text:tab/>-Varias colas de dispositivo que contienen <text:s/>los procesos que están a la espera de alguna operac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CenturySchlbk-Roman" svg:font-family="NewCenturySchlbk-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9T08:17:21.861000000</meta:creation-date>
    <dc:date>2022-09-19T09:43:12.259000000</dc:date>
    <meta:editing-duration>PT26M17S</meta:editing-duration>
    <meta:editing-cycles>4</meta:editing-cycles>
    <meta:generator>LibreOffice/7.3.3.2$Windows_X86_64 LibreOffice_project/d1d0ea68f081ee2800a922cac8f79445e4603348</meta:generator>
    <meta:document-statistic meta:table-count="0" meta:image-count="0" meta:object-count="0" meta:page-count="2" meta:paragraph-count="43" meta:word-count="792" meta:character-count="4991" meta:non-whitespace-character-count="4197"/>
  </office:meta>
</office:document-meta>
</file>